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47293668975906745" text:style-name="L1">
        <text:list-item>
          <text:p text:style-name="P1">MPI not optimized to it, code more coplicated to do asyncronous communications</text:p>
          <text:p text:style-name="P1">CAF is better on asyncronous, problem do we use a computer as a thread, more high level in MPI, no precision on a cluster, only on thread, less doc in CAF. Less documentation but better optimized. Work with IP and computers, no problem, test it and do a prototype.</text:p>
          <text:p text:style-name="P1">MPI big community; CAF more high level. Problem if problem on an algorithm not presented in the basic documentation, fucked or send a message to the community. CAF will replace OpenMP and MPI, supports GPU. All people are for it except Dan (but he won't work on it), it depends on work. Make the choice later, comparision between the two.</text:p>
        </text:list-item>
        <text:list-item>
          <text:p text:style-name="P1">Do it on a single computer, but make two algorithms to compete with each others</text:p>
          <text:p text:style-name="P1">interface and link towards with a game client, other protocols of game. Convention spéciale à accepter pour avoir le bon type de donn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27S</meta:editing-duration>
    <meta:editing-cycles>19</meta:editing-cycles>
    <meta:generator>OpenOffice/4.1.1$Win32 OpenOffice.org_project/411m6$Build-9775</meta:generator>
    <dc:date>2014-11-12T16:56:59.02</dc:date>
    <dc:creator>Dan </dc:creator>
    <meta:document-statistic meta:table-count="0" meta:image-count="0" meta:object-count="0" meta:page-count="1" meta:paragraph-count="5" meta:word-count="164" meta:character-count="900"/>
    <meta:user-defined meta:name="Info 1"/>
    <meta:user-defined meta:name="Info 2"/>
    <meta:user-defined meta:name="Info 3"/>
    <meta:user-defined meta:name="Info 4"/>
  </office:meta>
</office:document-meta>
</file>